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automatic-styles>
    <style:style style:name="P1" style:family="paragraph" style:parent-style-name="Heading">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center" style:justify-single-word="false" fo:text-indent="0in" style:auto-text-indent="false"/>
      <style:text-properties style:font-name="Arial" fo:font-size="12pt" fo:font-weight="bold" style:font-size-asian="12pt" style:font-weight-asian="bold" style:font-size-complex="12pt" style:font-weight-complex="bold"/>
    </style:style>
    <style:style style:name="P3" style:family="paragraph" style:parent-style-name="DefinitionListItem">
      <style:paragraph-properties fo:margin-left="1in" fo:margin-right="0in" fo:text-indent="0in" style:auto-text-indent="false"/>
    </style:style>
    <style:style style:name="P4" style:family="paragraph" style:parent-style-name="DefinitionListItem">
      <style:paragraph-properties fo:margin-left="1in" fo:margin-right="0in" fo:text-indent="0in" style:auto-text-indent="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T1" style:family="text">
      <style:text-properties style:font-name="Times New Roman"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parent-style-name="SymbolCodeMonospace">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ja Rewriting of OpenSocial Gadgets</text:p>
      <text:p text:style-name="P2">December 01, 2007</text:p>
      <text:h text:style-name="Heading_20_1" text:outline-level="1">Introduction</text:h>
      <text:p text:style-name="Text_20_body">This document describes how a compatible Caja translator must rewrite OpenSocial gadgets, and the interface that the rewritten gadgets will present to a gadget container.</text:p>
      <text:h text:style-name="Heading_20_1" text:outline-level="1">Portions rewritten</text:h>
      <text:p text:style-name="Text_20_body">An OpenSocial gadget is an XML document that looks like the following simple example. (See the OpenSocial documentation for a normative description of the gadget format.)</text:p>
      <text:p text:style-name="Displayed">&lt;?xml version="1.0" encoding="UTF-8"?&gt;<text:line-break/>&lt;Module&gt;<text:line-break/> <text:s/>&lt;ModulePrefs title="My gadget"&gt;<text:line-break/> <text:s text:c="3"/>&lt;Require feature="opensocial-1.0"/&gt;<text:line-break/> <text:s/>&lt;/ModulePrefs&gt;<text:line-break/> <text:s/>&lt;Content type="html"&gt;<text:line-break/> <text:s text:c="3"/>&lt;![CDATA[<text:line-break/> <text:s text:c="5"/><text:span text:style-name="T1">content area</text:span><text:line-break/> <text:s text:c="3"/>]]&gt;<text:line-break/> <text:s/>&lt;/Content&gt;<text:line-break/>&lt;/Module&gt;</text:p>
      <text:p text:style-name="Text_20_body">We will <text:span text:style-name="T2">rewrite</text:span> the material in the <text:span text:style-name="T3">content area</text:span> as described below. All other material will be passed through verbatim, <text:span text:style-name="T3">modulo</text:span> sanitizing of the element attribute values.</text:p>
      <text:h text:style-name="Heading_20_1" text:outline-level="1">Content area rewriting</text:h>
      <text:p text:style-name="Text_20_body">As provided by the gadget author, the content area is an HTML document fragment containing a number of markup, <text:span text:style-name="SymbolCodeMonospace">style</text:span> and <text:span text:style-name="SymbolCodeMonospace">script</text:span> tags, in arbitrary order. The rewritten content area will always be of the form:</text:p>
      <text:p text:style-name="Displayed">&lt;style&gt;<text:line-break/> <text:s/><text:span text:style-name="T1">consolidated stylesheet content</text:span><text:line-break/>&lt;/style&gt;<text:line-break/>&lt;script&gt;<text:line-break/> <text:s/>___.loadModule(function(___OUTERS___) {<text:line-break/> <text:s text:c="3"/><text:span text:style-name="T1">translated gadget content</text:span><text:line-break/> <text:s/>});<text:line-break/>&lt;/script&gt;</text:p>
      <text:p text:style-name="Text_20_body">where we define:</text:p>
      <text:p text:style-name="DefinitionListItem"><text:span text:style-name="T4">___</text:span><text:span text:style-name="T2"> – the Caja global scope.</text:span></text:p>
      <text:p text:style-name="DefinitionListItem"><text:span text:style-name="T4">loadModule</text:span><text:span text:style-name="T2"> – the Caja module loading function.</text:span></text:p>
      <text:p text:style-name="DefinitionListItem"><text:span text:style-name="T4">__OUTERS__</text:span><text:span text:style-name="T2"> – a variable that will represent the sandboxed global scope to the translated JavaScript code. Compatible rewriters may use a different name for this variable, since it is not used outside the gadget, but the variable must end in a triple underscore, “</text:span><text:span text:style-name="T4">___</text:span><text:span text:style-name="T2">”.</text:span></text:p>
      <text:p text:style-name="DefinitionListItem"><text:span text:style-name="T3">consolidated stylesheet content</text:span> – all the material appearing in <text:span text:style-name="SymbolCodeMonospace">style</text:span> tags in the original, consolidated into one section and rewritten.</text:p>
      <text:p text:style-name="DefinitionListItem"><text:span text:style-name="T3">translated gadget content</text:span> – the union of the JavaScript in the original <text:span text:style-name="SymbolCodeMonospace">script</text:span> tags, interspersed with more JavaScript that explicitly writes the literal HTML in the original.</text:p>
      <text:p text:style-name="P3">In subsequent sections, we describe how we handle specific elements of the content area. At a highest level, this process is parameterized by a single input, a prefix for CSS names.</text:p>
      <text:h text:style-name="Heading_20_1" text:outline-level="1">Rewriting <text:span text:style-name="SymbolCodeMonospace">script</text:span> tags</text:h>
      <text:p text:style-name="P3">In the case of a <text:span text:style-name="SymbolCodeMonospace">script</text:span> tag containing literal script source, the gadget translator will apply the usual Caja translation rules and include the results in the translated gadget content section.</text:p>
      <text:p text:style-name="P3">For scripts that retrieve their content using a <text:span text:style-name="SymbolCodeMonospace">src</text:span> attribute, the translator will, at its option, either (recursively) retrieve and inline all the script content, or rewrite the target URL of the <text:span text:style-name="SymbolCodeMonospace">src</text:span> attribute so that the retrieved content is passed through a well-known Caja JavaScript rewriting proxy. The translator will correctly consider the case where the <text:span text:style-name="SymbolCodeMonospace">src</text:span> attribute specifies a relative URL. The URL will be retrieved from JavaScript code, so the rewritten gadget will still have only one <text:span text:style-name="SymbolCodeMonospace">script</text:span> tag.</text:p>
      <text:h text:style-name="Heading_20_1" text:outline-level="1">Rewriting styles</text:h>
      <text:p text:style-name="P3">Styles will be rewritten to have a gadget-specific prefix (and corresponding HTML tags will be rewritten to match), so they affect only the containing gadget. Dangerous features of CSS will be rejected. All styles will be consolidated into one <text:span text:style-name="SymbolCodeMonospace">style</text:span> element in the gadget, as noted above, which will not be accessible to user JavaScript code.</text:p>
      <text:p text:style-name="P3">If multiple instances of the same gadget exist in the same container page, they will safely load their <text:span text:style-name="SymbolCodeMonospace">style</text:span> elements multiple times.</text:p>
      <text:p text:style-name="P4">TBD: How do we deal with <text:span text:style-name="SymbolCodeMonospace">&lt;link rel=”stylesheet”&gt;</text:span>? Is this allowed in gadgets anyway?</text:p>
      <text:h text:style-name="Heading_20_1" text:outline-level="1">JavaScript rewriting</text:h>
      <text:p text:style-name="P3">The JavaScript will be rewritten per the Caja rules, specified elsewhere.</text:p>
      <text:p text:style-name="P3">The <text:span text:style-name="SymbolCodeMonospace">___OUTERS___</text:span> parameter supplied by the <text:span text:style-name="SymbolCodeMonospace">loadModule</text:span> function is an object containing bindings of the DOM wrappers and OpenSocial APIs, as follows:</text:p>
      <text:p text:style-name="DefinitionListItem"><text:span text:style-name="T4">_IG_*</text:span><text:span text:style-name="T2"> – safely wrapped versions of the corresponding iGoogle/OpenSocial functions.</text:span></text:p>
      <text:p text:style-name="DefinitionListItem"><text:span text:style-name="T4">opensocial</text:span><text:span text:style-name="T2"> – safely wrapped version of the root object of the OpenSocial APIs.</text:span></text:p>
      <text:p text:style-name="P4">TBD: Be more specific.</text:p>
      <text:h text:style-name="Heading_20_1" text:outline-level="1">JavaScript in HTML tags</text:h>
      <text:p text:style-name="P4">NOTE: The following describes a provisional mechanism; this is under discussion.</text:p>
      <text:p text:style-name="P3">Where we have JavaScript in HTML tags, such as:</text:p>
      <text:p text:style-name="Displayed">&lt;a onmouseover="alert(1)"&gt;Mouse here&lt;/a&gt;</text:p>
      <text:p text:style-name="P3">note first that, naively, we will at least rewrite this to a <text:span text:style-name="SymbolCodeMonospace">document.write</text:span> call, as in:</text:p>
      <text:p text:style-name="Displayed">___OUTERS___.document.write("<text:line-break/> <text:s/>&lt;a onmouseover=\"<text:line-break/> <text:s text:c="3"/>___OUTERS___.alert(1)\<text:line-break/> <text:s/>"&gt;Mouse here&lt;/a&gt;<text:line-break/>");</text:p>
      <text:p text:style-name="P3">However, we wish to confine the emitted code to the <text:span text:style-name="SymbolCodeMonospace">___OUTERS___</text:span> of the specific gadget <text:span text:style-name="T3">instance</text:span>. We do this by requiring that the container provide the following string attribute:</text:p>
      <text:p text:style-name="Displayed">___OUTERS___.id</text:p>
      <text:p text:style-name="P3">which can be used to gain access to the <text:s/><text:span text:style-name="SymbolCodeMonospace">___OUTERS___</text:span> object via a global function <text:span text:style-name="SymbolCodeMonospace">getOuters</text:span>, in other words, for any instance of a gadget:</text:p>
      <text:p text:style-name="Displayed">___.getOuters(___OUTERS___.id) === ___OUTERS___</text:p>
      <text:p text:style-name="P3">The value of the <text:span text:style-name="SymbolCodeMonospace">id</text:span> attribute serves as a “capability as data”. It can be used to rewrite JavaScript strings in HTML (hence, in the global scope) to securely retrieve the <text:span text:style-name="SymbolCodeMonospace">___OUTERS___</text:span> object they were created with. Thus our final form of the rewritten HTML would be:</text:p>
      <text:p text:style-name="Displayed">___OUTERS___.document.write("<text:line-break/> <text:s/>&lt;a onmouseover=\"<text:line-break/> <text:s text:c="3"/>(function(___OUTERS___) {<text:line-break/> <text:s text:c="5"/>___OUTERS___.alert(1);<text:line-break/> <text:s text:c="3"/>})(___.getOuters(" + ___OUTERS___.id + "))<text:line-break/> <text:s/>"&gt;Mouse here&lt;/a&gt;<text:line-break/>");</text:p>
      <text:h text:style-name="Heading_20_1" text:outline-level="1">Attribute value sanitizing</text:h>
      <text:p text:style-name="P5">TBD: Discuss threat model and how it will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in" fo:margin-right="0in" fo:margin-top="0.1098in" fo:margin-bottom="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isplayed" style:family="paragraph" style:parent-style-name="Text_20_body" style:class="text">
      <style:paragraph-properties fo:margin-left="1.1299in" fo:margin-right="0.1299in" fo:text-indent="0in" style:auto-text-indent="false" fo:background-color="#ffffcc" fo:padding="0.0201in" fo:border="0.0008in solid #000000" style:shadow="none">
        <style:background-image/>
      </style:paragraph-properties>
      <style:text-properties fo:color="#000080" style:font-name="Courier New" style:font-size-asian="10.5pt"/>
    </style:style>
    <style:style style:name="DefinitionListItem" style:family="paragraph" style:parent-style-name="Text_20_body">
      <style:paragraph-properties fo:margin-left="1.5in" fo:margin-right="0in" fo:text-indent="-0.25in"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mbolBoldSans" style:family="text">
      <style:text-properties style:font-name="Arial Bold" fo:font-weight="bold" style:font-size-asian="10.5pt"/>
    </style:style>
    <style:style style:name="SymbolCodeMonospace" style:family="text">
      <style:text-properties fo:color="#280099" style:font-name="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2-01T09:12:21</meta:creation-date>
    <dc:date>2007-12-03T17:21:13</dc:date>
    <dc:language>en-US</dc:language>
    <meta:editing-cycles>113</meta:editing-cycles>
    <meta:editing-duration>PT11H6M45S</meta:editing-duration>
    <meta:user-defined meta:name="Info 1"/>
    <meta:user-defined meta:name="Info 2"/>
    <meta:user-defined meta:name="Info 3"/>
    <meta:user-defined meta:name="Info 4"/>
    <meta:document-statistic meta:table-count="0" meta:image-count="0" meta:object-count="0" meta:page-count="3" meta:paragraph-count="45" meta:word-count="762" meta:character-count="5053"/>
  </office:meta>
</office:document-meta>
</file>